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2.41pt" svg:height="350.28pt" svg:x="171.27pt" svg:y="43.88pt">
            <loext:p draw:notify-on-update-of-ranges="Sheet1.A2:Sheet1.A2 Sheet1.A3:Sheet1.A10 Sheet1.B2:Sheet1.B2 Sheet1.B3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836810" calcext:value-type="float">
            <text:p>836810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804589" calcext:value-type="float">
            <text:p>804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3:06:48.651231192</meta:creation-date>
    <dc:date>2019-05-18T14:24:20.964601846</dc:date>
    <meta:editing-duration>PT7M7S</meta:editing-duration>
    <meta:editing-cycles>1</meta:editing-cycles>
    <meta:document-statistic meta:table-count="1" meta:cell-count="1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72cm" svg:height="12.358cm" xlink:href=".." xlink:type="simple" chart:class="chart:line" chart:style-name="ch1">
        <chart:title svg:x="6.976cm" svg:y="0.383cm" chart:style-name="ch2">
          <text:p>Latency vs Load</text:p>
        </chart:title>
        <chart:legend chart:legend-position="end" svg:x="14.229cm" svg:y="5.88cm" style:legend-expansion="high" chart:style-name="ch3"/>
        <chart:plot-area chart:style-name="ch4" table:cell-range-address="Sheet1.A2:Sheet1.B10" chart:data-source-has-labels="both" svg:x="1.358cm" svg:y="1.409cm" svg:width="12.524cm" svg:height="9.721cm">
          <chartooo:coordinate-region svg:x="2.72cm" svg:y="1.608cm" svg:width="10.737cm" svg:height="8.875cm"/>
          <chart:axis chart:dimension="x" chart:name="primary-x" chart:style-name="ch5" chartooo:axis-type="auto">
            <chartooo:date-scale/>
            <chart:title svg:x="6.65cm" svg:y="11.377cm" chart:style-name="ch6">
              <text:p>Load (Mpps)</text:p>
            </chart:title>
            <chart:categories table:cell-range-address="Sheet1.A3:Sheet1.A10"/>
          </chart:axis>
          <chart:axis chart:dimension="y" chart:name="primary-y" chart:style-name="ch5">
            <chart:title svg:x="0.451cm" svg:y="7.213cm" chart:style-name="ch7">
              <text:p>Latency (ns)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3:Sheet1.A10</svg:desc>
                </draw:g>
              </table:table-cell>
              <table:table-cell office:value-type="float" office:value="3861">
                <text:p>3861</text:p>
                <draw:g>
                  <svg:desc>Sheet1.B3:Sheet1.B10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836810">
                <text:p>836810</text:p>
              </table:table-cell>
            </table:table-row>
            <table:table-row>
              <table:table-cell office:value-type="float" office:value="11.57">
                <text:p>11.57</text:p>
              </table:table-cell>
              <table:table-cell office:value-type="float" office:value="804589">
                <text:p>804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